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2.501cm" fo:margin-right="0cm" fo:text-indent="0cm" style:auto-text-indent="false"/>
      <style:text-properties style:font-name="Tahoma"/>
    </style:style>
    <style:style style:name="P2" style:family="paragraph" style:parent-style-name="Standard">
      <style:text-properties style:font-name="Liberation Sans" fo:font-size="12pt" style:font-size-asian="12pt" style:font-size-complex="12pt"/>
    </style:style>
    <style:style style:name="P3" style:family="paragraph" style:parent-style-name="Standard" style:list-style-name="L1">
      <style:text-properties style:font-name="Liberation Sans" fo:font-size="12pt" style:font-size-asian="12pt" style:font-size-complex="12pt"/>
    </style:style>
    <style:style style:name="P4" style:family="paragraph" style:parent-style-name="Standard" style:list-style-name="L99">
      <style:text-properties style:font-name="Liberation Sans" fo:font-size="12pt" style:font-size-asian="12pt" style:font-size-complex="12pt"/>
    </style:style>
    <style:style style:name="P5" style:family="paragraph" style:parent-style-name="Standard" style:list-style-name="L100">
      <style:text-properties style:font-name="Liberation Sans" fo:font-size="12pt" style:font-size-asian="12pt" style:font-size-complex="12pt"/>
    </style:style>
    <style:style style:name="P6" style:family="paragraph" style:parent-style-name="Standard" style:list-style-name="L17">
      <style:paragraph-properties fo:margin-left="2.501cm" fo:margin-right="0cm" fo:text-indent="0cm" style:auto-text-indent="false"/>
      <style:text-properties style:font-name="Tahoma"/>
    </style:style>
    <style:style style:name="P7" style:family="paragraph" style:parent-style-name="Standard" style:list-style-name="L18">
      <style:paragraph-properties fo:margin-left="2.501cm" fo:margin-right="0cm" fo:text-indent="0cm" style:auto-text-indent="false"/>
      <style:text-properties style:font-name="Tahoma"/>
    </style:style>
    <style:style style:name="P8" style:family="paragraph" style:parent-style-name="Standard" style:list-style-name="L19">
      <style:paragraph-properties fo:margin-left="2.501cm" fo:margin-right="0cm" fo:text-indent="0cm" style:auto-text-indent="false"/>
      <style:text-properties style:font-name="Tahoma"/>
    </style:style>
    <style:style style:name="P9" style:family="paragraph" style:parent-style-name="Standard" style:list-style-name="L85">
      <style:paragraph-properties fo:margin-left="2.501cm" fo:margin-right="0cm" fo:text-indent="0cm" style:auto-text-indent="false"/>
      <style:text-properties style:font-name="Tahoma"/>
    </style:style>
    <style:style style:name="P10" style:family="paragraph" style:parent-style-name="Standard" style:list-style-name="L91">
      <style:paragraph-properties fo:margin-left="2.501cm" fo:margin-right="0cm" fo:text-indent="0cm" style:auto-text-indent="false"/>
      <style:text-properties style:font-name="Tahoma"/>
    </style:style>
    <style:style style:name="P11" style:family="paragraph" style:parent-style-name="Standard">
      <style:paragraph-properties fo:margin-left="2.501cm" fo:margin-right="0cm" fo:text-indent="0cm" style:auto-text-indent="false"/>
      <style:text-properties style:font-name="Liberation Sans" fo:font-size="12pt" style:font-size-asian="12pt" style:font-size-complex="12pt"/>
    </style:style>
    <style:style style:name="P12" style:family="paragraph" style:parent-style-name="Standard" style:list-style-name="L87">
      <style:paragraph-properties fo:margin-left="2.501cm" fo:margin-right="0cm" fo:text-indent="0cm" style:auto-text-indent="false"/>
      <style:text-properties style:font-name="Liberation Sans" fo:font-size="12pt" style:font-size-asian="12pt" style:font-size-complex="12pt"/>
    </style:style>
    <style:style style:name="P13" style:family="paragraph" style:parent-style-name="Standard" style:list-style-name="L88">
      <style:paragraph-properties fo:margin-left="2.501cm" fo:margin-right="0cm" fo:text-indent="0cm" style:auto-text-indent="false"/>
      <style:text-properties style:font-name="Liberation Sans" fo:font-size="12pt" style:font-size-asian="12pt" style:font-size-complex="12pt"/>
    </style:style>
    <style:style style:name="P14" style:family="paragraph" style:parent-style-name="Standard" style:list-style-name="L89">
      <style:paragraph-properties fo:margin-left="2.501cm" fo:margin-right="0cm" fo:text-indent="0cm" style:auto-text-indent="false"/>
      <style:text-properties style:font-name="Liberation Sans" fo:font-size="12pt" style:font-size-asian="12pt" style:font-size-complex="12pt"/>
    </style:style>
    <style:style style:name="P15" style:family="paragraph" style:parent-style-name="Standard" style:list-style-name="L90">
      <style:paragraph-properties fo:margin-left="2.501cm" fo:margin-right="0cm" fo:text-indent="0cm" style:auto-text-indent="false"/>
      <style:text-properties style:font-name="Liberation Sans" fo:font-size="12pt" style:font-size-asian="12pt" style:font-size-complex="12pt"/>
    </style:style>
    <style:style style:name="P16" style:family="paragraph" style:parent-style-name="Standard" style:list-style-name="L91">
      <style:paragraph-properties fo:margin-left="2.501cm" fo:margin-right="0cm" fo:text-indent="0cm" style:auto-text-indent="false"/>
      <style:text-properties style:font-name="Liberation Sans" fo:font-size="12pt" style:font-size-asian="12pt" style:font-size-complex="12pt"/>
    </style:style>
    <style:style style:name="P17" style:family="paragraph" style:parent-style-name="Standard" style:list-style-name="L92">
      <style:paragraph-properties fo:margin-left="2.501cm" fo:margin-right="0cm" fo:text-indent="0cm" style:auto-text-indent="false"/>
      <style:text-properties style:font-name="Liberation Sans" fo:font-size="12pt" style:font-size-asian="12pt" style:font-size-complex="12pt"/>
    </style:style>
    <style:style style:name="P18" style:family="paragraph" style:parent-style-name="Standard" style:list-style-name="L93">
      <style:paragraph-properties fo:margin-left="2.501cm" fo:margin-right="0cm" fo:text-indent="0cm" style:auto-text-indent="false"/>
      <style:text-properties style:font-name="Liberation Sans" fo:font-size="12pt" style:font-size-asian="12pt" style:font-size-complex="12pt"/>
    </style:style>
    <style:style style:name="P19" style:family="paragraph" style:parent-style-name="Standard" style:list-style-name="L94">
      <style:paragraph-properties fo:margin-left="2.501cm" fo:margin-right="0cm" fo:text-indent="0cm" style:auto-text-indent="false"/>
      <style:text-properties style:font-name="Liberation Sans" fo:font-size="12pt" style:font-size-asian="12pt" style:font-size-complex="12pt"/>
    </style:style>
    <style:style style:name="P20" style:family="paragraph" style:parent-style-name="Standard" style:list-style-name="L95">
      <style:paragraph-properties fo:margin-left="2.501cm" fo:margin-right="0cm" fo:text-indent="0cm" style:auto-text-indent="false"/>
      <style:text-properties style:font-name="Liberation Sans" fo:font-size="12pt" style:font-size-asian="12pt" style:font-size-complex="12pt"/>
    </style:style>
    <style:style style:name="P21" style:family="paragraph" style:parent-style-name="Standard" style:list-style-name="L96">
      <style:paragraph-properties fo:margin-left="2.501cm" fo:margin-right="0cm" fo:text-indent="0cm" style:auto-text-indent="false"/>
      <style:text-properties style:font-name="Liberation Sans" fo:font-size="12pt" style:font-size-asian="12pt" style:font-size-complex="12pt"/>
    </style:style>
    <style:style style:name="P22" style:family="paragraph" style:parent-style-name="Standard" style:list-style-name="L97">
      <style:paragraph-properties fo:margin-left="2.501cm" fo:margin-right="0cm" fo:text-indent="0cm" style:auto-text-indent="false"/>
      <style:text-properties style:font-name="Liberation Sans" fo:font-size="12pt" style:font-size-asian="12pt" style:font-size-complex="12pt"/>
    </style:style>
    <style:style style:name="P23" style:family="paragraph" style:parent-style-name="Standard" style:list-style-name="L98">
      <style:paragraph-properties fo:margin-left="2.501cm" fo:margin-right="0cm" fo:text-indent="0cm" style:auto-text-indent="false"/>
      <style:text-properties style:font-name="Liberation Sans" fo:font-size="12pt" style:font-size-asian="12pt" style:font-size-complex="12pt"/>
    </style:style>
    <style:style style:name="P24" style:family="paragraph" style:parent-style-name="Standard" style:list-style-name="L101">
      <style:paragraph-properties fo:margin-left="2.501cm" fo:margin-right="0cm" fo:text-indent="0cm" style:auto-text-indent="false"/>
      <style:text-properties style:font-name="Liberation Sans" fo:font-size="12pt" style:font-size-asian="12pt" style:font-size-complex="12pt"/>
    </style:style>
    <style:style style:name="P25" style:family="paragraph" style:parent-style-name="Standard" style:list-style-name="L102">
      <style:paragraph-properties fo:margin-left="2.501cm" fo:margin-right="0cm" fo:text-indent="0cm" style:auto-text-indent="false"/>
      <style:text-properties style:font-name="Liberation Sans" fo:font-size="12pt" style:font-size-asian="12pt" style:font-size-complex="12pt"/>
    </style:style>
    <style:style style:name="P26" style:family="paragraph" style:parent-style-name="Standard" style:list-style-name="L103">
      <style:paragraph-properties fo:margin-left="2.501cm" fo:margin-right="0cm" fo:text-indent="0cm" style:auto-text-indent="false"/>
      <style:text-properties style:font-name="Liberation Sans" fo:font-size="12pt" style:font-size-asian="12pt" style:font-size-complex="12pt"/>
    </style:style>
    <style:style style:name="P27" style:family="paragraph" style:parent-style-name="Standard" style:list-style-name="L104">
      <style:paragraph-properties fo:margin-left="2.501cm" fo:margin-right="0cm" fo:text-indent="0cm" style:auto-text-indent="false"/>
      <style:text-properties style:font-name="Liberation Sans" fo:font-size="12pt" style:font-size-asian="12pt" style:font-size-complex="12pt"/>
    </style:style>
    <style:style style:name="P28" style:family="paragraph" style:parent-style-name="Standard" style:list-style-name="L105">
      <style:paragraph-properties fo:margin-left="2.501cm" fo:margin-right="0cm" fo:text-indent="0cm" style:auto-text-indent="false"/>
      <style:text-properties style:font-name="Liberation Sans" fo:font-size="12pt" style:font-size-asian="12pt" style:font-size-complex="12pt"/>
    </style:style>
    <style:style style:name="T1" style:family="text">
      <style:text-properties style:font-name="Liberation Sans"/>
    </style:style>
    <style:style style:name="T2" style:family="text">
      <style:text-properties style:font-name="Liberation Sans" fo:font-size="12pt" style:font-size-asian="12pt" style:font-size-complex="12pt"/>
    </style:style>
    <text:list-style style:name="L1">
      <text:list-level-style-number text:level="1" text:style-name="Numbering_20_Symbols" style:num-prefix=" " style:num-suffix="." style:num-format="I">
        <style:list-level-properties text:space-before="0.635cm"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number text:level="3" text:style-name="Numbering_20_Symbols" style:num-prefix=" " style:num-suffix="." style:num-format="i">
        <style:list-level-properties text:space-before="1.905cm" text:min-label-width="0.635cm"/>
      </text:list-level-style-number>
      <text:list-level-style-number text:level="4" text:style-name="Numbering_20_Symbols" style:num-prefix=" " style:num-suffix=")" style:num-format="a">
        <style:list-level-properties text:space-before="2.54cm" text:min-label-width="0.635cm"/>
      </text:list-level-style-number>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Bullet_20_Symbols" style:num-suffix="." text:bullet-char="○">
        <style:list-level-properties text:space-before="3.81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7.62cm" text:min-label-width="0.635cm"/>
        <style:text-properties style:font-name="StarSymbol"/>
      </text:list-level-style-bullet>
      <text:list-level-style-bullet text:level="9" text:style-name="Bullet_20_Symbols" style:num-suffix="." text:bullet-char="■">
        <style:list-level-properties text:space-before="8.255cm" text:min-label-width="0.635cm"/>
        <style:text-properties style:font-name="StarSymbol"/>
      </text:list-level-style-bullet>
      <text:list-level-style-bullet text:level="10" text:style-name="Bullet_20_Symbols" style:num-suffix="." text:bullet-char="●">
        <style:list-level-properties text:space-before="8.89cm" text:min-label-width="0.635cm"/>
        <style:text-properties style:font-name="StarSymbol"/>
      </text:list-level-style-bullet>
    </text:list-style>
    <text:list-style style:name="L3">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Bullet_20_Symbols" style:num-suffix="." text:bullet-char="○">
        <style:list-level-properties text:space-before="3.81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7.62cm" text:min-label-width="0.635cm"/>
        <style:text-properties style:font-name="StarSymbol"/>
      </text:list-level-style-bullet>
      <text:list-level-style-bullet text:level="9" text:style-name="Bullet_20_Symbols" style:num-suffix="." text:bullet-char="■">
        <style:list-level-properties text:space-before="8.255cm" text:min-label-width="0.635cm"/>
        <style:text-properties style:font-name="StarSymbol"/>
      </text:list-level-style-bullet>
      <text:list-level-style-bullet text:level="10" text:style-name="Bullet_20_Symbols" style:num-suffix="." text:bullet-char="●">
        <style:list-level-properties text:space-before="8.89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Bullet_20_Symbols" style:num-suffix="." text:bullet-char="○">
        <style:list-level-properties text:space-before="3.81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7.62cm" text:min-label-width="0.635cm"/>
        <style:text-properties style:font-name="StarSymbol"/>
      </text:list-level-style-bullet>
      <text:list-level-style-bullet text:level="9" text:style-name="Bullet_20_Symbols" style:num-suffix="." text:bullet-char="■">
        <style:list-level-properties text:space-before="8.255cm" text:min-label-width="0.635cm"/>
        <style:text-properties style:font-name="StarSymbol"/>
      </text:list-level-style-bullet>
      <text:list-level-style-bullet text:level="10" text:style-name="Bullet_20_Symbols" style:num-suffix="." text:bullet-char="●">
        <style:list-level-properties text:space-before="8.89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Bullet_20_Symbols" style:num-suffix="." text:bullet-char="○">
        <style:list-level-properties text:space-before="3.81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7.62cm" text:min-label-width="0.635cm"/>
        <style:text-properties style:font-name="StarSymbol"/>
      </text:list-level-style-bullet>
      <text:list-level-style-bullet text:level="9" text:style-name="Bullet_20_Symbols" style:num-suffix="." text:bullet-char="■">
        <style:list-level-properties text:space-before="8.255cm" text:min-label-width="0.635cm"/>
        <style:text-properties style:font-name="StarSymbol"/>
      </text:list-level-style-bullet>
      <text:list-level-style-bullet text:level="10" text:style-name="Bullet_20_Symbols" style:num-suffix="." text:bullet-char="●">
        <style:list-level-properties text:space-before="8.89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Bullet_20_Symbols" style:num-suffix="." text:bullet-char="○">
        <style:list-level-properties text:space-before="3.81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7.62cm" text:min-label-width="0.635cm"/>
        <style:text-properties style:font-name="StarSymbol"/>
      </text:list-level-style-bullet>
      <text:list-level-style-bullet text:level="9" text:style-name="Bullet_20_Symbols" style:num-suffix="." text:bullet-char="■">
        <style:list-level-properties text:space-before="8.255cm" text:min-label-width="0.635cm"/>
        <style:text-properties style:font-name="StarSymbol"/>
      </text:list-level-style-bullet>
      <text:list-level-style-bullet text:level="10" text:style-name="Bullet_20_Symbols" style:num-suffix="." text:bullet-char="●">
        <style:list-level-properties text:space-before="8.89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Bullet_20_Symbols" style:num-suffix="." text:bullet-char="○">
        <style:list-level-properties text:space-before="3.81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7.62cm" text:min-label-width="0.635cm"/>
        <style:text-properties style:font-name="StarSymbol"/>
      </text:list-level-style-bullet>
      <text:list-level-style-bullet text:level="9" text:style-name="Bullet_20_Symbols" style:num-suffix="." text:bullet-char="■">
        <style:list-level-properties text:space-before="8.255cm" text:min-label-width="0.635cm"/>
        <style:text-properties style:font-name="StarSymbol"/>
      </text:list-level-style-bullet>
      <text:list-level-style-bullet text:level="10" text:style-name="Bullet_20_Symbols" style:num-suffix="." text:bullet-char="●">
        <style:list-level-properties text:space-before="8.89cm" text:min-label-width="0.635cm"/>
        <style:text-properties style:font-name="StarSymbol"/>
      </text:list-level-style-bullet>
    </text:list-style>
    <text:list-style style:name="L21">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prefix=" " style:num-suffix="." style:num-format="I">
        <style:list-level-properties text:space-before="0.635cm"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number text:level="3" text:style-name="Numbering_20_Symbols" style:num-prefix=" " style:num-suffix="." style:num-format="i">
        <style:list-level-properties text:space-before="1.905cm" text:min-label-width="0.635cm"/>
      </text:list-level-style-number>
      <text:list-level-style-number text:level="4" text:style-name="Numbering_20_Symbols" style:num-prefix=" " style:num-suffix=")" style:num-format="a">
        <style:list-level-properties text:space-before="2.54cm" text:min-label-width="0.635cm"/>
      </text:list-level-style-number>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prefix=" " style:num-suffix="." style:num-format="I">
        <style:list-level-properties text:space-before="0.635cm"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number text:level="3" text:style-name="Numbering_20_Symbols" style:num-prefix=" " style:num-suffix="." style:num-format="i">
        <style:list-level-properties text:space-before="1.905cm" text:min-label-width="0.635cm"/>
      </text:list-level-style-number>
      <text:list-level-style-number text:level="4" text:style-name="Numbering_20_Symbols" style:num-prefix=" " style:num-suffix=")" style:num-format="a">
        <style:list-level-properties text:space-before="2.54cm" text:min-label-width="0.635cm"/>
      </text:list-level-style-number>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prefix=" " style:num-suffix="." style:num-format="I">
        <style:list-level-properties text:space-before="0.635cm"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number text:level="3" text:style-name="Numbering_20_Symbols" style:num-prefix=" " style:num-suffix="." style:num-format="i">
        <style:list-level-properties text:space-before="1.905cm" text:min-label-width="0.635cm"/>
      </text:list-level-style-number>
      <text:list-level-style-number text:level="4" text:style-name="Numbering_20_Symbols" style:num-prefix=" " style:num-suffix=")" style:num-format="a">
        <style:list-level-properties text:space-before="2.54cm" text:min-label-width="0.635cm"/>
      </text:list-level-style-number>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2">
      <text:list-level-style-number text:level="1" text:style-name="Numbering_20_Symbols" style:num-prefix=" " style:num-suffix="." style:num-format="I">
        <style:list-level-properties text:space-before="0.635cm"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number text:level="3" text:style-name="Numbering_20_Symbols" style:num-prefix=" " style:num-suffix="." style:num-format="i">
        <style:list-level-properties text:space-before="1.905cm" text:min-label-width="0.635cm"/>
      </text:list-level-style-number>
      <text:list-level-style-number text:level="4" text:style-name="Numbering_20_Symbols" style:num-prefix=" " style:num-suffix=")" style:num-format="a">
        <style:list-level-properties text:space-before="2.54cm" text:min-label-width="0.635cm"/>
      </text:list-level-style-number>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4">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6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0">
      <text:list-level-style-number text:level="1" text:style-name="Numbering_20_Symbols" style:num-prefix=" " style:num-suffix="." style:num-format="I">
        <style:list-level-properties text:space-before="0.635cm"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number text:level="3" text:style-name="Numbering_20_Symbols" style:num-prefix=" " style:num-suffix="." style:num-format="i">
        <style:list-level-properties text:space-before="1.905cm" text:min-label-width="0.635cm"/>
      </text:list-level-style-number>
      <text:list-level-style-number text:level="4" text:style-name="Numbering_20_Symbols" style:num-prefix=" " style:num-suffix=")" style:num-format="a">
        <style:list-level-properties text:space-before="2.54cm" text:min-label-width="0.635cm"/>
      </text:list-level-style-number>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2">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8">
      <text:list-level-style-number text:level="1" text:style-name="Numbering_20_Symbols" style:num-prefix=" " style:num-suffix="." style:num-format="I">
        <style:list-level-properties text:space-before="0.635cm"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number text:level="3" text:style-name="Numbering_20_Symbols" style:num-prefix=" " style:num-suffix="." style:num-format="i">
        <style:list-level-properties text:space-before="1.905cm" text:min-label-width="0.635cm"/>
      </text:list-level-style-number>
      <text:list-level-style-number text:level="4" text:style-name="Numbering_20_Symbols" style:num-prefix=" " style:num-suffix=")" style:num-format="a">
        <style:list-level-properties text:space-before="2.54cm" text:min-label-width="0.635cm"/>
      </text:list-level-style-number>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8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6">
      <text:list-level-style-bullet text:level="1" text:style-name="Bullet_20_Symbols" style:num-suffix="." text:bullet-char="●">
        <style:list-level-properties text:space-before="3.175cm" text:min-label-width="0.635cm"/>
        <style:text-properties style:font-name="StarSymbol"/>
      </text:list-level-style-bullet>
      <text:list-level-style-bullet text:level="2" text:style-name="Bullet_20_Symbols" style:num-suffix="." text:bullet-char="○">
        <style:list-level-properties text:space-before="3.81cm" text:min-label-width="0.635cm"/>
        <style:text-properties style:font-name="StarSymbol"/>
      </text:list-level-style-bullet>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7.62cm" text:min-label-width="0.635cm"/>
        <style:text-properties style:font-name="StarSymbol"/>
      </text:list-level-style-bullet>
      <text:list-level-style-bullet text:level="9" text:style-name="Bullet_20_Symbols" style:num-suffix="." text:bullet-char="■">
        <style:list-level-properties text:space-before="8.255cm" text:min-label-width="0.635cm"/>
        <style:text-properties style:font-name="StarSymbol"/>
      </text:list-level-style-bullet>
      <text:list-level-style-bullet text:level="10" text:style-name="Bullet_20_Symbols" style:num-suffix="." text:bullet-char="●">
        <style:list-level-properties text:space-before="8.89cm" text:min-label-width="0.635cm"/>
        <style:text-properties style:font-name="StarSymbol"/>
      </text:list-level-style-bullet>
    </text:list-style>
    <text:list-style style:name="L8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9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38127500" text:style-name="L1">
        <text:list-item>
          <text:p text:style-name="P3">Site Web</text:p>
          <text:list>
            <text:list-item>
              <text:p text:style-name="P3">Description</text:p>
            </text:list-item>
          </text:list>
        </text:list-item>
      </text:list>
      <text:p text:style-name="P11">L'utilisateur va tester son compte et récupérer ses informations via SOAP.</text:p>
      <text:p text:style-name="P11">Différentes licences s'offrent à l'utilisateur :</text:p>
      <text:list xml:id="list1810253740" text:style-name="L87">
        <text:list-item>
          <text:p text:style-name="P12">Utilisateur simple : rien</text:p>
        </text:list-item>
        <text:list-item>
          <text:p text:style-name="P12">Freelance : un cadeau ou une somme supérieur à 15 €</text:p>
        </text:list-item>
        <text:list-item>
          <text:p text:style-name="P12">Entreprise : deux cadeaux ou une somme supérieur à 40€</text:p>
        </text:list-item>
      </text:list>
      <text:list xml:id="list858955366" text:continue-list="list1738127500" text:style-name="L1">
        <text:list-item>
          <text:list>
            <text:list-item>
              <text:p text:style-name="P3">Modules</text:p>
              <text:list>
                <text:list-item>
                  <text:p text:style-name="P3">Mod_Users</text:p>
                </text:list-item>
              </text:list>
            </text:list-item>
          </text:list>
        </text:list-item>
      </text:list>
      <text:p text:style-name="P11">Un utilisateur correspond à plusieurs points :</text:p>
      <text:list xml:id="list1293441394" text:style-name="L88">
        <text:list-item>
          <text:p text:style-name="P13">Nom &amp; Prénom</text:p>
        </text:list-item>
        <text:list-item>
          <text:p text:style-name="P13">Alias</text:p>
        </text:list-item>
        <text:list-item>
          <text:p text:style-name="P13">E-mail</text:p>
        </text:list-item>
        <text:list-item>
          <text:p text:style-name="P13">Type Licence</text:p>
        </text:list-item>
        <text:list-item>
          <text:p text:style-name="P13">Clé de Licence</text:p>
        </text:list-item>
        <text:list-item>
          <text:p text:style-name="P13">Pays</text:p>
        </text:list-item>
        <text:list-item>
          <text:p text:style-name="P13">Date de Naissance</text:p>
        </text:list-item>
      </text:list>
      <text:p text:style-name="P11">Administration</text:p>
      <text:list xml:id="list1356151902" text:style-name="L89">
        <text:list-item>
          <text:p text:style-name="P14">Coté User</text:p>
          <text:list>
            <text:list-item>
              <text:p text:style-name="P14">Edition de la fiche</text:p>
            </text:list-item>
          </text:list>
        </text:list-item>
        <text:list-item>
          <text:p text:style-name="P14">Coté Admin</text:p>
          <text:list>
            <text:list-item>
              <text:p text:style-name="P14">Stats</text:p>
              <text:list>
                <text:list-item>
                  <text:p text:style-name="P14">Pays</text:p>
                </text:list-item>
                <text:list-item>
                  <text:p text:style-name="P14">Type de licence</text:p>
                </text:list-item>
              </text:list>
            </text:list-item>
            <text:list-item>
              <text:p text:style-name="P14">Edition de toutes les fiches</text:p>
            </text:list-item>
            <text:list-item>
              <text:p text:style-name="P14">Edition des licences</text:p>
            </text:list-item>
          </text:list>
        </text:list-item>
      </text:list>
      <text:p text:style-name="P11">RIGHTS</text:p>
      <text:list xml:id="list1147983323" text:style-name="L90">
        <text:list-item>
          <text:p text:style-name="P15">USERS_ADMIN</text:p>
        </text:list-item>
        <text:list-item>
          <text:p text:style-name="P15">LICENSES_ADMIN</text:p>
        </text:list-item>
      </text:list>
      <text:list xml:id="list450184489" text:continue-list="list858955366" text:style-name="L1">
        <text:list-item>
          <text:list>
            <text:list-item>
              <text:list>
                <text:list-item>
                  <text:p text:style-name="P3">Mod_Languages</text:p>
                </text:list-item>
              </text:list>
            </text:list-item>
          </text:list>
        </text:list-item>
      </text:list>
      <text:p text:style-name="P11">La partie Mod_Languages permettra de valider le dictionnaire directement online et de travailler dessus. Tout cela sera dans des bases temporaires. Régulièrement, une appli placé sur mon PC ira chercher les données sur le serveur, vérifiera les items de langue validés et le transférera vers une base de données SQLite, puis l'ajoutera aux mises à jour de PureStudio.</text:p>
      <text:p text:style-name="P11">Administration</text:p>
      <text:list xml:id="list1841469443" text:style-name="L91">
        <text:list-item>
          <text:p text:style-name="P16">Coté User</text:p>
          <text:list>
            <text:list-item>
              <text:p text:style-name="P16">Upload de ses items vides qui seront ajoutés aux items</text:p>
            </text:list-item>
            <text:list-item>
              <text:p text:style-name="P10"><text:a xlink:type="simple" xlink:href="http://www.waterproof.fr/blog/index.php?/archives/17-wOCTS-1.0-Online-Collaborative-Translation-System.html"><text:span text:style-name="T2">http://www.waterproof.fr/blog/index.php?/archives/17-wOCTS-1.0-Online-Collaborative-Translation-System.html</text:span></text:a></text:p>
            </text:list-item>
          </text:list>
        </text:list-item>
        <text:list-item>
          <text:p text:style-name="P16">Coté Traducteur</text:p>
          <text:list>
            <text:list-item>
              <text:p text:style-name="P16">Création &amp; Edition &amp; Validation d'un item</text:p>
            </text:list-item>
          </text:list>
        </text:list-item>
        <text:list-item>
          <text:p text:style-name="P16">Coté Admin</text:p>
          <text:list>
            <text:list-item>
              <text:p text:style-name="P16">Création &amp; Edition &amp; Suppression d'une langue</text:p>
            </text:list-item>
            <text:list-item>
              <text:p text:style-name="P16">Suppression d'un item</text:p>
            </text:list-item>
          </text:list>
        </text:list-item>
      </text:list>
      <text:p text:style-name="P11">RIGHTS</text:p>
      <text:list xml:id="list1270774667" text:style-name="L92">
        <text:list-item>
          <text:p text:style-name="P17">LANG_ADMIN</text:p>
        </text:list-item>
        <text:list-item>
          <text:p text:style-name="P17">LANG_TRANSLATOR</text:p>
        </text:list-item>
      </text:list>
      <text:list xml:id="list855746552" text:continue-list="list450184489" text:style-name="L1">
        <text:list-item>
          <text:list>
            <text:list-item>
              <text:list>
                <text:list-item>
                  <text:p text:style-name="P3">Mod_Sources</text:p>
                </text:list-item>
              </text:list>
            </text:list-item>
          </text:list>
        </text:list-item>
      </text:list>
      <text:p text:style-name="P11">La partie Mod_Sources permettra de gérer toutes les sources envoyées par les utilisateurs afin de créer un CodArchiv gérés par les utilisateurs pour les utilisateurs. Régulièrement, une appli placé sur mon PC ira chercher les <text:soft-page-break/>données sur le serveur, vérifiera les sources validées et le transférera vers une base de données SQLite, puis l'ajoutera aux mises à jour de PureStudio. Les données côté User seront envoyés via SOAP.</text:p>
      <text:p text:style-name="P11">Administration</text:p>
      <text:list xml:id="list1469435263" text:style-name="L93">
        <text:list-item>
          <text:p text:style-name="P18">Coté User</text:p>
          <text:list>
            <text:list-item>
              <text:p text:style-name="P18">Source – Create / Modify</text:p>
            </text:list-item>
          </text:list>
        </text:list-item>
        <text:list-item>
          <text:p text:style-name="P18">Coté Validateur</text:p>
          <text:list>
            <text:list-item>
              <text:p text:style-name="P18">Source – Delete / Validate</text:p>
            </text:list-item>
          </text:list>
        </text:list-item>
        <text:list-item>
          <text:p text:style-name="P18">Coté Administrateur</text:p>
          <text:list>
            <text:list-item>
              <text:p text:style-name="P18">Category – Create / Edit / Delete</text:p>
            </text:list-item>
          </text:list>
        </text:list-item>
      </text:list>
      <text:p text:style-name="P11">RIGHTS</text:p>
      <text:list xml:id="list1270175102" text:style-name="L94">
        <text:list-item>
          <text:p text:style-name="P19">SOURCE_VALIDATOR</text:p>
        </text:list-item>
        <text:list-item>
          <text:p text:style-name="P19">SOURCE_ADMIN</text:p>
        </text:list-item>
      </text:list>
      <text:list xml:id="list1012111848" text:continue-list="list855746552" text:style-name="L1">
        <text:list-item>
          <text:list>
            <text:list-item>
              <text:list>
                <text:list-item>
                  <text:p text:style-name="P3">Mod_Themes</text:p>
                </text:list-item>
              </text:list>
            </text:list-item>
          </text:list>
        </text:list-item>
      </text:list>
      <text:p text:style-name="P11">La partie Mod_Themes ressemble à Mod_Sources. Coté user, tout sera géré via un logiciel et envoi via upload par l'user sur le site. </text:p>
      <text:p text:style-name="P11">Administration</text:p>
      <text:list xml:id="list452206124" text:style-name="L95">
        <text:list-item>
          <text:p text:style-name="P20">Coté User</text:p>
          <text:list>
            <text:list-item>
              <text:p text:style-name="P20">Theme Upload / Modify</text:p>
            </text:list-item>
          </text:list>
        </text:list-item>
        <text:list-item>
          <text:p text:style-name="P20">Coté Administrateur</text:p>
          <text:list>
            <text:list-item>
              <text:p text:style-name="P20">Theme Validate / Delete</text:p>
            </text:list-item>
          </text:list>
        </text:list-item>
      </text:list>
      <text:p text:style-name="P11">RIGHTS</text:p>
      <text:list xml:id="list1419998781" text:style-name="L96">
        <text:list-item>
          <text:p text:style-name="P21">THEME_ADMIN</text:p>
        </text:list-item>
      </text:list>
      <text:list xml:id="list2107144371" text:continue-list="list1012111848" text:style-name="L1">
        <text:list-item>
          <text:list>
            <text:list-item>
              <text:list>
                <text:list-item>
                  <text:p text:style-name="P3">Mod_News</text:p>
                </text:list-item>
              </text:list>
            </text:list-item>
          </text:list>
        </text:list-item>
      </text:list>
      <text:p text:style-name="P11">Administration</text:p>
      <text:list xml:id="list825093627" text:style-name="L97">
        <text:list-item>
          <text:p text:style-name="P22">Coté User</text:p>
          <text:list>
            <text:list-item>
              <text:p text:style-name="P22">Vue de la news</text:p>
            </text:list-item>
          </text:list>
        </text:list-item>
        <text:list-item>
          <text:p text:style-name="P22">Coté Admin</text:p>
          <text:list>
            <text:list-item>
              <text:p text:style-name="P22">Ajout &amp; Edition &amp; Suppression de la news </text:p>
            </text:list-item>
          </text:list>
        </text:list-item>
      </text:list>
      <text:p text:style-name="P11">RIGHTS</text:p>
      <text:list xml:id="list1795467059" text:style-name="L98">
        <text:list-item>
          <text:p text:style-name="P23">NEWS_ADMIN</text:p>
        </text:list-item>
      </text:list>
      <text:list xml:id="list1832902669" text:continue-list="list2107144371" text:style-name="L1">
        <text:list-item>
          <text:list>
            <text:list-item>
              <text:list>
                <text:list-item>
                  <text:p text:style-name="P3">Mod_PasteYourCode</text:p>
                </text:list-item>
              </text:list>
            </text:list-item>
          </text:list>
        </text:list-item>
      </text:list>
      <text:p text:style-name="P11">Administration</text:p>
      <text:list xml:id="list1539904987" text:style-name="L99">
        <text:list-item>
          <text:p text:style-name="P4">Coté User</text:p>
          <text:list>
            <text:list-item>
              <text:p text:style-name="P4">Ajout / Edition / Suppression du code</text:p>
            </text:list-item>
          </text:list>
        </text:list-item>
        <text:list-item>
          <text:p text:style-name="P4">Coté Admin</text:p>
          <text:list>
            <text:list-item>
              <text:p text:style-name="P4">Edition &amp; Suppression de code</text:p>
            </text:list-item>
          </text:list>
        </text:list-item>
      </text:list>
      <text:p text:style-name="P11">RIGHTS</text:p>
      <text:list xml:id="list2100545957" text:style-name="L100">
        <text:list-item>
          <text:p text:style-name="P5">PYC_ADMIN</text:p>
        </text:list-item>
      </text:list>
      <text:list xml:id="list909497233" text:continue-list="list1832902669" text:style-name="L1">
        <text:list-item>
          <text:list>
            <text:list-item>
              <text:list>
                <text:list-item>
                  <text:p text:style-name="P3"><text:s/>Mod_Brainstorm</text:p>
                </text:list-item>
              </text:list>
            </text:list-item>
          </text:list>
        </text:list-item>
      </text:list>
      <text:p text:style-name="P11">Administration</text:p>
      <text:list xml:id="list1317252967" text:style-name="L101">
        <text:list-item>
          <text:p text:style-name="P24">Coté User</text:p>
          <text:list>
            <text:list-item>
              <text:p text:style-name="P24">Ajout Idée</text:p>
            </text:list-item>
            <text:list-item>
              <text:p text:style-name="P24">Ajout Bounty</text:p>
            </text:list-item>
          </text:list>
        </text:list-item>
        <text:list-item>
          <text:p text:style-name="P24">Coté Admin</text:p>
          <text:list>
            <text:list-item>
              <text:p text:style-name="P24">Edition &amp; Suppression d'idée ou bounty</text:p>
            </text:list-item>
          </text:list>
        </text:list-item>
      </text:list>
      <text:p text:style-name="P11">RIGHTS</text:p>
      <text:list xml:id="list1433811878" text:style-name="L102">
        <text:list-item>
          <text:p text:style-name="P25">BRSTORM_ADMIN</text:p>
        </text:list-item>
      </text:list>
      <text:list xml:id="list944263147" text:continue-list="list909497233" text:style-name="L1">
        <text:list-item>
          <text:list>
            <text:list-item>
              <text:list>
                <text:list-item>
                  <text:p text:style-name="P3"/>
                </text:list-item>
              </text:list>
            </text:list-item>
            <text:list-item>
              <text:p text:style-name="P3">Base de données</text:p>
              <text:list>
                <text:list-item>
                  <text:p text:style-name="P3">Core</text:p>
                </text:list-item>
              </text:list>
            </text:list-item>
          </text:list>
        </text:list-item>
      </text:list>
      <text:list xml:id="list730807695" text:style-name="L103">
        <text:list-item>
          <text:p text:style-name="P26">Users</text:p>
        </text:list-item>
        <text:list-item>
          <text:p text:style-name="P26"><text:soft-page-break/>Sessions</text:p>
        </text:list-item>
        <text:list-item>
          <text:p text:style-name="P26">Rights</text:p>
        </text:list-item>
      </text:list>
      <text:list xml:id="list612023499" text:continue-list="list944263147" text:style-name="L1">
        <text:list-item>
          <text:list>
            <text:list-item>
              <text:list>
                <text:list-item>
                  <text:p text:style-name="P3"/>
                </text:list-item>
              </text:list>
            </text:list-item>
            <text:list-item>
              <text:p text:style-name="P3">Coté Code</text:p>
              <text:list>
                <text:list-item>
                  <text:p text:style-name="P3">Class</text:p>
                </text:list-item>
              </text:list>
            </text:list-item>
          </text:list>
        </text:list-item>
      </text:list>
      <text:list xml:id="list730369826" text:style-name="L104">
        <text:list-item>
          <text:p text:style-name="P27">PostGreSQL &amp; MySQL pour gérer les BD facilement</text:p>
        </text:list-item>
        <text:list-item>
          <text:p text:style-name="P27">Sessions pour gérer les sessions en BD</text:p>
        </text:list-item>
      </text:list>
      <text:list xml:id="list552140273" text:continue-list="list612023499" text:style-name="L1">
        <text:list-item>
          <text:list>
            <text:list-item>
              <text:list>
                <text:list-item>
                  <text:p text:style-name="P3">Gestion des modules</text:p>
                </text:list-item>
              </text:list>
            </text:list-item>
          </text:list>
        </text:list-item>
      </text:list>
      <text:list xml:id="list1071596245" text:style-name="L105">
        <text:list-item>
          <text:p text:style-name="P28">Admin.php</text:p>
        </text:list-item>
        <text:list-item>
          <text:p text:style-name="P28">Index.php</text:p>
        </text:list-item>
        <text:list-item>
          <text:p text:style-name="P28">Stats.php</text:p>
        </text:list-item>
        <text:list-item>
          <text:p text:style-name="P28">Menu.php</text:p>
        </text:list-item>
      </text:list>
      <text:list xml:id="list600050191" text:continue-list="list552140273" text:style-name="L1">
        <text:list-item>
          <text:list>
            <text:list-item>
              <text:list>
                <text:list-item>
                  <text:p text:style-name="P3"/>
                </text:list-item>
              </text:list>
            </text:list-item>
            <text:list-item>
              <text:p text:style-name="P3"/>
            </text:list-item>
          </text:list>
        </text:list-item>
        <text:list-item>
          <text:p text:style-name="P3"/>
          <text:list>
            <text:list-header>
              <text:p text:style-name="P3"/>
            </text:list-header>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Franck LEFEVRE</meta:initial-creator>
    <meta:creation-date>2007-11-27T21:34:33</meta:creation-date>
    <dc:creator>Franck </dc:creator>
    <dc:date>2010-01-02T20:51:51</dc:date>
    <meta:editing-cycles>62</meta:editing-cycles>
    <meta:editing-duration>PT21H56M16S</meta:editing-duration>
    <meta:document-statistic meta:table-count="0" meta:image-count="0" meta:object-count="0" meta:page-count="3" meta:paragraph-count="103" meta:word-count="498" meta:character-count="2823"/>
    <meta:user-defined meta:name="Info 1"/>
    <meta:user-defined meta:name="Info 2"/>
    <meta:user-defined meta:name="Info 3"/>
    <meta:user-defined meta:name="Info 4"/>
  </office:meta>
</office:document-meta>
</file>